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5.186cm" fo:break-before="auto" style:use-optimal-row-height="true"/>
    </style:style>
    <style:style style:name="ro3" style:family="table-row">
      <style:table-row-properties style:row-height="4.396cm" fo:break-before="auto" style:use-optimal-row-height="true"/>
    </style:style>
    <style:style style:name="ro4" style:family="table-row">
      <style:table-row-properties style:row-height="6.765cm" fo:break-before="auto" style:use-optimal-row-height="true"/>
    </style:style>
    <style:style style:name="ro5" style:family="table-row">
      <style:table-row-properties style:row-height="5.976cm" fo:break-before="auto" style:use-optimal-row-height="true"/>
    </style:style>
    <style:style style:name="ro6" style:family="table-row">
      <style:table-row-properties style:row-height="7.95cm" fo:break-before="auto" style:use-optimal-row-height="true"/>
    </style:style>
    <style:style style:name="ro7" style:family="table-row">
      <style:table-row-properties style:row-height="4.791cm" fo:break-before="auto" style:use-optimal-row-height="true"/>
    </style:style>
    <style:style style:name="ro8" style:family="table-row">
      <style:table-row-properties style:row-height="3.21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3.605cm" fo:break-before="auto" style:use-optimal-row-height="true"/>
    </style:style>
    <style:style style:name="ro11" style:family="table-row">
      <style:table-row-properties style:row-height="5.581cm" fo:break-before="auto" style:use-optimal-row-height="true"/>
    </style:style>
    <style:style style:name="ro12" style:family="table-row">
      <style:table-row-properties style:row-height="2.027cm" fo:break-before="auto" style:use-optimal-row-height="true"/>
    </style:style>
    <style:style style:name="ro13" style:family="table-row">
      <style:table-row-properties style:row-height="2.817cm" fo:break-before="auto" style:use-optimal-row-height="true"/>
    </style:style>
    <style:style style:name="ro14" style:family="table-row">
      <style:table-row-properties style:row-height="2.422cm" fo:break-before="auto" style:use-optimal-row-height="true"/>
    </style:style>
    <style:style style:name="ro15" style:family="table-row">
      <style:table-row-properties style:row-height="6.369cm" fo:break-before="auto" style:use-optimal-row-height="true"/>
    </style:style>
    <style:style style:name="ro16" style:family="table-row">
      <style:table-row-properties style:row-height="9.135cm" fo:break-before="auto" style:use-optimal-row-height="true"/>
    </style:style>
    <style:style style:name="ro17" style:family="table-row">
      <style:table-row-properties style:row-height="8.345cm" fo:break-before="auto" style:use-optimal-row-height="true"/>
    </style:style>
    <style:style style:name="ro18" style:family="table-row">
      <style:table-row-properties style:row-height="7.16cm" fo:break-before="auto" style:use-optimal-row-height="true"/>
    </style:style>
    <style:style style:name="ro19" style:family="table-row">
      <style:table-row-properties style:row-height="4.001cm" fo:break-before="auto" style:use-optimal-row-height="true"/>
    </style:style>
    <style:style style:name="ro20" style:family="table-row">
      <style:table-row-properties style:row-height="8.74cm" fo:break-before="auto" style:use-optimal-row-height="true"/>
    </style:style>
    <style:style style:name="ro21" style:family="table-row">
      <style:table-row-properties style:row-height="7.55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1" table:number-columns-repeated="5" table:default-cell-style-name="ce1"/>
        <table:table-row table:style-name="ro1">
          <table:table-cell table:style-name="Default" office:value-type="string">
            <text:p>Setting</text:p>
          </table:table-cell>
          <table:table-cell table:style-name="Default" office:value-type="string">
            <text:p>Characters</text:p>
          </table:table-cell>
          <table:table-cell table:style-name="Default" office:value-type="string">
            <text:p>Plot</text:p>
          </table:table-cell>
          <table:table-cell table:style-name="Default" office:value-type="string">
            <text:p>Moral</text:p>
          </table:table-cell>
          <table:table-cell table:style-name="Default" office:value-type="string">
            <text:p>Narrative?</text:p>
          </table:table-cell>
        </table:table-row>
        <table:table-row table:style-name="ro2">
          <table:table-cell office:value-type="string">
            <text:p>change in US trade policy around trump presidency</text:p>
          </table:table-cell>
          <table:table-cell office:value-type="string">
            <text:p>Trump, industry players</text:p>
          </table:table-cell>
          <table:table-cell office:value-type="string">
            <text:p>Trumps steel and alu tariffs cause concern among critics and manufacturers worried about resulting price hikes</text:p>
          </table:table-cell>
          <table:table-cell office:value-type="string">
            <text:p>Tarrifs, while often beneficial for specific industries, often yield high overall costs and are associated with risks such as trade wars and inflation.</text:p>
          </table:table-cell>
          <table:table-cell office:value-type="string">
            <text:p>Yes</text:p>
          </table:table-cell>
        </table:table-row>
        <table:table-row table:style-name="ro3">
          <table:table-cell office:value-type="string">
            <text:p>The emergence and spread of Covid 19 as a global health emergency to the US</text:p>
          </table:table-cell>
          <table:table-cell office:value-type="string">
            <text:p>China, US, Xi Jinping, citizens</text:p>
          </table:table-cell>
          <table:table-cell office:value-type="string">
            <text:p>The coronavirus outbreak turns from a regional issue to a global health and eocnomic emergency, including in the US</text:p>
          </table:table-cell>
          <table:table-cell office:value-type="string">
            <text:p>Covid19 is turning into a danger for people and economies all around the world and must be taken seriously.</text:p>
          </table:table-cell>
          <table:table-cell office:value-type="string">
            <text:p>Yes</text:p>
          </table:table-cell>
        </table:table-row>
        <table:table-row table:style-name="ro4">
          <table:table-cell office:value-type="string">
            <text:p>The 2012 Repubican presidential primary</text:p>
          </table:table-cell>
          <table:table-cell office:value-type="string">
            <text:p>Romney, Gingrich, Perry, South Carolina</text:p>
          </table:table-cell>
          <table:table-cell office:value-type="string">
            <text:p>The repulicain presidential race is taking a turn in the SC primary with Gingrich gaining momentum, due to strong , aggressive debate performances, stumping Romney and ending Perrys campaign</text:p>
          </table:table-cell>
          <table:table-cell office:value-type="string">
            <text:p>Gingriches aggressive Auftreten makes him a popular surging candidate in the race</text:p>
          </table:table-cell>
          <table:table-cell office:value-type="string">
            <text:p>No</text:p>
          </table:table-cell>
        </table:table-row>
        <table:table-row table:style-name="ro5">
          <table:table-cell office:value-type="string">
            <text:p>The fiscal cluff negotiations between pres Obama and Speaker otH Boehner</text:p>
          </table:table-cell>
          <table:table-cell office:value-type="string">
            <text:p>Bohner, Obama, House Republ.</text:p>
          </table:table-cell>
          <table:table-cell office:value-type="string">
            <text:p>The fiscal cliff negotiations between the republican house speaker Boehner and the democratic president Obama have failed over lack of support from House Republicans</text:p>
          </table:table-cell>
          <table:table-cell office:value-type="string">
            <text:p>Republicains and democracts are not able to putz their vast ideological policy prefrences aside regarding how to finance the federal budget in order to avoid the fiscal cliff</text:p>
          </table:table-cell>
          <table:table-cell office:value-type="string">
            <text:p>Yes</text:p>
          </table:table-cell>
        </table:table-row>
        <table:table-row table:style-name="ro6">
          <table:table-cell office:value-type="string">
            <text:p>2016 Republican primary field before the primaries</text:p>
          </table:table-cell>
          <table:table-cell office:value-type="string">
            <text:p>Trump, Ted Cruz, Marco Rubio</text:p>
          </table:table-cell>
          <table:table-cell office:value-type="string">
            <text:p>Donald Trump is gaining momentum in the republican primaries.</text:p>
          </table:table-cell>
          <table:table-cell office:value-type="string">
            <text:p>While Cruz and Rubio engage in policy discussion, Trump is gaining momentum through charisma and aggression towards his competitors and despite questions surrounding character and previous business dealings</text:p>
          </table:table-cell>
          <table:table-cell office:value-type="string">
            <text:p>Yes</text:p>
          </table:table-cell>
        </table:table-row>
        <table:table-row table:style-name="ro7">
          <table:table-cell office:value-type="string">
            <text:p>The nearing conclusion of the 2016 presidential primary races</text:p>
          </table:table-cell>
          <table:table-cell office:value-type="string">
            <text:p>Trump, Hillary Clinton, Mitt Romney</text:p>
          </table:table-cell>
          <table:table-cell office:value-type="string">
            <text:p>Donald Trump and Hillary Clinton are poised to be nominated as presidential candidates with Trump causing division and protest in his party</text:p>
          </table:table-cell>
          <table:table-cell office:value-type="string">
            <text:p>While Trump is poised to win the nomination, he is still highly contested in his party with party leaders opposing his nomination.</text:p>
          </table:table-cell>
          <table:table-cell office:value-type="string">
            <text:p>Yes</text:p>
          </table:table-cell>
        </table:table-row>
        <table:table-row table:style-name="ro8">
          <table:table-cell office:value-type="string">
            <text:p>The 2016 general election</text:p>
          </table:table-cell>
          <table:table-cell office:value-type="string">
            <text:p>Trump, Clinton</text:p>
          </table:table-cell>
          <table:table-cell office:value-type="string">
            <text:p>Trump has beaten Hillary Clinton for president despite long odds in an unpredictable election</text:p>
          </table:table-cell>
          <table:table-cell office:value-type="string">
            <text:p>Trump won the presidency focussing on positive adds.</text:p>
          </table:table-cell>
          <table:table-cell office:value-type="string">
            <text:p>Yes</text:p>
          </table:table-cell>
        </table:table-row>
        <table:table-row table:style-name="ro9">
          <table:table-cell office:value-type="string">
            <text:p>The aftermath of 2016 presidential election</text:p>
          </table:table-cell>
          <table:table-cell office:value-type="string">
            <text:p>Trump, Clinton, James Comey</text:p>
          </table:table-cell>
          <table:table-cell office:value-type="string">
            <text:p>A lot of seperate stuff</text:p>
          </table:table-cell>
          <table:table-cell office:value-type="string">
            <text:p>-</text:p>
          </table:table-cell>
          <table:table-cell office:value-type="string">
            <text:p>No</text:p>
          </table:table-cell>
        </table:table-row>
        <table:table-row table:style-name="ro7">
          <table:table-cell office:value-type="string">
            <text:p>The democratic primary debate 2016</text:p>
          </table:table-cell>
          <table:table-cell office:value-type="string">
            <text:p>Bloomberg, Sanders, Clinton, Warren, Biden</text:p>
          </table:table-cell>
          <table:table-cell office:value-type="string">
            <text:p>Bernie Sanders has momentum on his side in the primaries, winning Iowa and taking a national lead according to a poll.</text:p>
          </table:table-cell>
          <table:table-cell office:value-type="string">
            <text:p>Bernie Sanders surge worries moderate democrats since the field is heavy on centrists which hurts their chances of containing Sanders.</text:p>
          </table:table-cell>
          <table:table-cell office:value-type="string">
            <text:p>Yes</text:p>
          </table:table-cell>
        </table:table-row>
        <table:table-row table:style-name="ro10">
          <table:table-cell office:value-type="string">
            <text:p>2022 election</text:p>
          </table:table-cell>
          <table:table-cell office:value-type="string">
            <text:p>Biden, Trump</text:p>
          </table:table-cell>
          <table:table-cell office:value-type="string">
            <text:p>Biden is expanding his lead over Trump, who is starting voter fraud allegations, in key swing states</text:p>
          </table:table-cell>
          <table:table-cell office:value-type="string">
            <text:p>Trump reacts to Biden surging with sowing concerns about the elections regularity</text:p>
          </table:table-cell>
          <table:table-cell office:value-type="string">
            <text:p>Yes</text:p>
          </table:table-cell>
        </table:table-row>
        <table:table-row table:style-name="ro5">
          <table:table-cell office:value-type="string">
            <text:p>2020 election aftermath</text:p>
          </table:table-cell>
          <table:table-cell office:value-type="string">
            <text:p>Trump, Brad Raffensberger, Republican Senators</text:p>
          </table:table-cell>
          <table:table-cell office:value-type="string">
            <text:p>Trump is alleging voter fraud in the elction, causing a problematic phone call with Georgia election officials and some Republican resistance to election certification</text:p>
          </table:table-cell>
          <table:table-cell office:value-type="string">
            <text:p>Trump is rallying up his Republican colleagues with claims about fraud, trying to overturn the election.</text:p>
          </table:table-cell>
          <table:table-cell office:value-type="string">
            <text:p>Yes</text:p>
          </table:table-cell>
        </table:table-row>
        <table:table-row table:style-name="ro11">
          <table:table-cell office:value-type="string">
            <text:p>The critical bailouts for two major Cyprus banks in the euro crisis</text:p>
          </table:table-cell>
          <table:table-cell office:value-type="string">
            <text:p>Cyprus government, Germany, EU, IMF</text:p>
          </table:table-cell>
          <table:table-cell office:value-type="string">
            <text:p>Cyprus has reached a critically needed bailout deal that includes constraints pushed through by Germany which has created resentment in the eurozone.</text:p>
          </table:table-cell>
          <table:table-cell office:value-type="string">
            <text:p>-</text:p>
          </table:table-cell>
          <table:table-cell office:value-type="string">
            <text:p>No</text:p>
          </table:table-cell>
        </table:table-row>
        <table:table-row table:style-name="ro11">
          <table:table-cell office:value-type="string">
            <text:p>Greek debt crisis</text:p>
          </table:table-cell>
          <table:table-cell office:value-type="string">
            <text:p>Greece, IMF, Germany, Eurozone creditors</text:p>
          </table:table-cell>
          <table:table-cell office:value-type="string">
            <text:p>The greek sovereign has rejected the conditions suggested as part of a bailout deal in a referendum</text:p>
          </table:table-cell>
          <table:table-cell office:value-type="string">
            <text:p>There is an ideological clash in Europe between those advocating for fiscal stability in Greece and those calling for unity and relief for Greece</text:p>
          </table:table-cell>
          <table:table-cell office:value-type="string">
            <text:p>Yes</text:p>
          </table:table-cell>
        </table:table-row>
        <table:table-row table:style-name="ro4">
          <table:table-cell office:value-type="string">
            <text:p>European migrant crisis</text:p>
          </table:table-cell>
          <table:table-cell office:value-type="string">
            <text:p>Hungary, Croatia, Germany, Austria, Thousands of migrants.</text:p>
          </table:table-cell>
          <table:table-cell office:value-type="string">
            <text:p>Syrian refugees are rejected in Hungary and Croatia but taken into Germany and Austria</text:p>
          </table:table-cell>
          <table:table-cell office:value-type="string">
            <text:p>The migrant crisis is dividing Europe into countries such as Hungary and Croatia who are closing their border and Germany and Austria who are taking in the exhausted refugees from Syria.</text:p>
          </table:table-cell>
          <table:table-cell office:value-type="string">
            <text:p>Yes</text:p>
          </table:table-cell>
        </table:table-row>
        <table:table-row table:style-name="ro10">
          <table:table-cell office:value-type="string">
            <text:p>Brexit</text:p>
          </table:table-cell>
          <table:table-cell office:value-type="string">
            <text:p>UK, Britons, global financial regulators, central banks, EU, Jeremy Corbyn</text:p>
          </table:table-cell>
          <table:table-cell office:value-type="string">
            <text:p>The UK citizens have voted to leave the EU resulting in global financial turmoil and uncertainty</text:p>
          </table:table-cell>
          <table:table-cell office:value-type="string">
            <text:p>-</text:p>
          </table:table-cell>
          <table:table-cell office:value-type="string">
            <text:p>No</text:p>
          </table:table-cell>
        </table:table-row>
        <table:table-row table:style-name="ro12">
          <table:table-cell office:value-type="string">
            <text:p>Miscellaneous south-east and middle-asian current topics</text:p>
          </table:table-cell>
          <table:table-cell office:value-type="string">
            <text:p>Countries</text:p>
          </table:table-cell>
          <table:table-cell office:value-type="string">
            <text:p>No one plot</text:p>
          </table:table-cell>
          <table:table-cell office:value-type="string">
            <text:p>-</text:p>
          </table:table-cell>
          <table:table-cell office:value-type="string">
            <text:p>No</text:p>
          </table:table-cell>
        </table:table-row>
        <table:table-row table:style-name="ro13">
          <table:table-cell office:value-type="string">
            <text:p>US-Iranian nuclear deal</text:p>
          </table:table-cell>
          <table:table-cell office:value-type="string">
            <text:p>US, Iran, Geneva, Critics of the deal, Isreal, US allies, US lawmakers</text:p>
          </table:table-cell>
          <table:table-cell office:value-type="string">
            <text:p>The US and its allies have reached a deal with Iran, freezing its nuclear program</text:p>
          </table:table-cell>
          <table:table-cell office:value-type="string">
            <text:p>Critics argue the deal is too leniant to Iran and thus a bad deal.</text:p>
          </table:table-cell>
          <table:table-cell office:value-type="string">
            <text:p>Yes</text:p>
          </table:table-cell>
        </table:table-row>
        <table:table-row table:style-name="ro9">
          <table:table-cell office:value-type="string">
            <text:p>Miscellaneous Russian influence stuff</text:p>
          </table:table-cell>
          <table:table-cell office:value-type="string">
            <text:p>Russia, Georgia, Ukraine, Sochi Olympics</text:p>
          </table:table-cell>
          <table:table-cell office:value-type="string">
            <text:p>Not one plot</text:p>
          </table:table-cell>
          <table:table-cell office:value-type="string">
            <text:p>-</text:p>
          </table:table-cell>
          <table:table-cell office:value-type="string">
            <text:p>No</text:p>
          </table:table-cell>
        </table:table-row>
        <table:table-row table:style-name="ro2">
          <table:table-cell office:value-type="string">
            <text:p>The Crimea annexation</text:p>
          </table:table-cell>
          <table:table-cell office:value-type="string">
            <text:p>Russian troops, Ukraine, Russia, Ukrainian soldiers</text:p>
          </table:table-cell>
          <table:table-cell office:value-type="string">
            <text:p>Russian troops have taken control of Crimea</text:p>
          </table:table-cell>
          <table:table-cell office:value-type="string">
            <text:p>The Kremlin has orchestrated the annexation of Crimea because Putin fears Ukraine offering an alternative to his authoritarian project.</text:p>
          </table:table-cell>
          <table:table-cell office:value-type="string">
            <text:p>Yes</text:p>
          </table:table-cell>
        </table:table-row>
        <table:table-row table:style-name="ro12">
          <table:table-cell office:value-type="string">
            <text:p>Conflict in Gaza between Hamas and Israel</text:p>
          </table:table-cell>
          <table:table-cell office:value-type="string">
            <text:p>Hamas, Israel, Egypt, Hamas fighters, Palestinians, Israeli soliders</text:p>
          </table:table-cell>
          <table:table-cell office:value-type="string">
            <text:p>Isreal launches ground invasion of Gaza.</text:p>
          </table:table-cell>
          <table:table-cell office:value-type="string">
            <text:p>-</text:p>
          </table:table-cell>
          <table:table-cell office:value-type="string">
            <text:p>No</text:p>
          </table:table-cell>
        </table:table-row>
        <table:table-row table:style-name="ro10">
          <table:table-cell office:value-type="string">
            <text:p>Irans political situation</text:p>
          </table:table-cell>
          <table:table-cell office:value-type="string">
            <text:p>Iran, Iranian hackers, US officials, journalists, academics, Putin, Ayattolah Khamenei, Syria, …….</text:p>
          </table:table-cell>
          <table:table-cell office:value-type="string">
            <text:p>Not one plot</text:p>
          </table:table-cell>
          <table:table-cell office:value-type="string">
            <text:p>-</text:p>
          </table:table-cell>
          <table:table-cell office:value-type="string">
            <text:p>No</text:p>
          </table:table-cell>
        </table:table-row>
        <table:table-row table:style-name="ro14">
          <table:table-cell office:value-type="string">
            <text:p>Mostly Irans political situation</text:p>
          </table:table-cell>
          <table:table-cell office:value-type="string">
            <text:p>Iran, Russia, US, Daimler, SAP</text:p>
          </table:table-cell>
          <table:table-cell office:value-type="string">
            <text:p>A mix of stories, mostly surrounding the nuclear deal.</text:p>
          </table:table-cell>
          <table:table-cell office:value-type="string">
            <text:p>-</text:p>
          </table:table-cell>
          <table:table-cell office:value-type="string">
            <text:p>No</text:p>
          </table:table-cell>
        </table:table-row>
        <table:table-row table:style-name="ro11">
          <table:table-cell office:value-type="string">
            <text:p>Iran-US nuclear deal</text:p>
          </table:table-cell>
          <table:table-cell office:value-type="string">
            <text:p>US, Iran, Biden, Members of US negotiating team, Russia, China</text:p>
          </table:table-cell>
          <table:table-cell office:value-type="string">
            <text:p>The Iranian nuclear deal is hanging in the balance.</text:p>
          </table:table-cell>
          <table:table-cell office:value-type="string">
            <text:p>US domestic affairs and differing opinions among US negotiators are chiefly responsible for the uncertainty surrounding the future of the nuclear deal</text:p>
          </table:table-cell>
          <table:table-cell office:value-type="string">
            <text:p>Yes</text:p>
          </table:table-cell>
        </table:table-row>
        <table:table-row table:style-name="ro13">
          <table:table-cell office:value-type="string">
            <text:p>stocks, rallies and winning streaks in various asian contries</text:p>
          </table:table-cell>
          <table:table-cell office:value-type="string">
            <text:p>Japan, Bank of Japan, G7</text:p>
          </table:table-cell>
          <table:table-cell office:value-type="string">
            <text:p>Natural disasters in Japan, G7 interventions, Yen falls, stocks fall, etc.</text:p>
          </table:table-cell>
          <table:table-cell office:value-type="string">
            <text:p>Japan in struggle, economic damage ahead, Japan needs help</text:p>
          </table:table-cell>
          <table:table-cell office:value-type="string">
            <text:p>Yes</text:p>
          </table:table-cell>
        </table:table-row>
        <table:table-row table:style-name="ro15">
          <table:table-cell office:value-type="string">
            <text:p>Scottish Referendum</text:p>
          </table:table-cell>
          <table:table-cell office:value-type="string">
            <text:p>Scottish National Party, UK Leaders, Voters, Prime Minister Cameron</text:p>
          </table:table-cell>
          <table:table-cell office:value-type="string">
            <text:p>Voters support Independence referendum, UK vows new powers to scotland, Scots feeling energized by campain, Scottish Gov. restricts voting rights, discussions about nationalism</text:p>
          </table:table-cell>
          <table:table-cell office:value-type="string">
            <text:p>Many scotsmen seek independence, however vote agains referendum, Cameron is relieved</text:p>
          </table:table-cell>
          <table:table-cell office:value-type="string">
            <text:p>Yes</text:p>
          </table:table-cell>
        </table:table-row>
        <table:table-row table:style-name="ro3">
          <table:table-cell office:value-type="string">
            <text:p>Several polls and elections (Catalan grassroot independence movement, Brazil elections, Scotland, ...)</text:p>
          </table:table-cell>
          <table:table-cell office:value-type="string">
            <text:p>Catalans movement, Opposition in Madrid, Brazil presidential candidates, Brazis President Rousseff, Bank of England</text:p>
          </table:table-cell>
          <table:table-cell table:style-name="ce2" table:number-columns-repeated="2"/>
          <table:table-cell office:value-type="string">
            <text:p>No. Rarely anything in common, too many different countries.</text:p>
          </table:table-cell>
        </table:table-row>
        <table:table-row table:style-name="ro13">
          <table:table-cell office:value-type="string">
            <text:p>journalists and media</text:p>
          </table:table-cell>
          <table:table-cell table:style-name="ce2" table:number-columns-repeated="3"/>
          <table:table-cell office:value-type="string">
            <text:p>No. clear topic shift, no narrative shift observeable. Completely different thematic foci</text:p>
          </table:table-cell>
        </table:table-row>
        <table:table-row table:style-name="ro10">
          <table:table-cell office:value-type="string">
            <text:p>Bomb attacks, terrorism in Pakistan &amp; Afghanistan</text:p>
          </table:table-cell>
          <table:table-cell office:value-type="string">
            <text:p>terrorists, cuicide bombers, Taliban, US officials, Arab League, Gadhafi</text:p>
          </table:table-cell>
          <table:table-cell office:value-type="string">
            <text:p>several attacks, US plans interventions, Allied Forces attack Lybia, Arab League calls for a no-fly zone</text:p>
          </table:table-cell>
          <table:table-cell office:value-type="string">
            <text:p>countries plan and force measures against Taliban and Gadhafi; overall sense of concern and alarm</text:p>
          </table:table-cell>
          <table:table-cell office:value-type="string">
            <text:p>Yes. focus shift towards interventions from different countries (Libya, Arab League, USA)</text:p>
          </table:table-cell>
        </table:table-row>
        <table:table-row table:style-name="ro12">
          <table:table-cell office:value-type="string">
            <text:p>MENA conflicts (Syria, Afghanistan, Pakistan)</text:p>
          </table:table-cell>
          <table:table-cell table:style-name="ce2" table:number-columns-repeated="3"/>
          <table:table-cell office:value-type="string">
            <text:p>No. Topic Shift towards US perspective.</text:p>
          </table:table-cell>
        </table:table-row>
        <table:table-row table:style-name="ro12">
          <table:table-cell office:value-type="string">
            <text:p>MENA conflicts (Syria, Afghanistan, Pakistan)</text:p>
          </table:table-cell>
          <table:table-cell table:style-name="ce2" table:number-columns-repeated="3"/>
          <table:table-cell office:value-type="string">
            <text:p>No</text:p>
          </table:table-cell>
        </table:table-row>
        <table:table-row table:style-name="ro14">
          <table:table-cell office:value-type="string">
            <text:p>MENA conflicts (Syria, Afghanistan, Pakistan)</text:p>
          </table:table-cell>
          <table:table-cell table:style-name="ce2" table:number-columns-repeated="3"/>
          <table:table-cell office:value-type="string">
            <text:p>No. Topic Shift towards ISIS, narrativ remains (insecurity, conflict, ...)</text:p>
          </table:table-cell>
        </table:table-row>
        <table:table-row table:style-name="ro4">
          <table:table-cell office:value-type="string">
            <text:p>MENA conflicts (Syria, Afghanistan, Pakistan)</text:p>
          </table:table-cell>
          <table:table-cell table:style-name="ce2" table:number-columns-repeated="3"/>
          <table:table-cell office:value-type="string">
            <text:p>No. Much wider focus after shift, different texts and topics that have hardly anything in common (Ukraine Separatists and shootdown of Malaysia Airlines Flight. Also Kurdistan)</text:p>
          </table:table-cell>
        </table:table-row>
        <table:table-row table:style-name="ro11">
          <table:table-cell office:value-type="string">
            <text:p>MENA conflicts (Syria, Afghanistan, Pakistan)</text:p>
          </table:table-cell>
          <table:table-cell office:value-type="string">
            <text:p>Abdelhamid Abaaoud, French Military, IS</text:p>
          </table:table-cell>
          <table:table-cell office:value-type="string">
            <text:p>Background stories Abaaoud, French reacts to paris attacks (airstrikes against IS in Syria), Debates about failure of europes intelligence systems</text:p>
          </table:table-cell>
          <table:table-cell office:value-type="string">
            <text:p>failures of French Intelligence, islamism on the rise</text:p>
          </table:table-cell>
          <table:table-cell office:value-type="string">
            <text:p>topic shift yes (paris attacks) - narrative shift? Hard to tell</text:p>
          </table:table-cell>
        </table:table-row>
        <table:table-row table:style-name="ro4">
          <table:table-cell office:value-type="string">
            <text:p>terrorist attacks around the world (Hezbollah, Yemen, Syria, Taliban-USA, HongKong conflicts)</text:p>
          </table:table-cell>
          <table:table-cell office:value-type="string">
            <text:p>US Army, Trump, Erdogan, Kurdish Forces, ISIS</text:p>
          </table:table-cell>
          <table:table-cell office:value-type="string">
            <text:p>Turkey prepares/begins an offensive against Kurdish forces in Syria, US reflections and reactions on this (withdrawl of US troops), decision to withdraw U.S. troops from Syria</text:p>
          </table:table-cell>
          <table:table-cell office:value-type="string">
            <text:p>Chaos in Syria</text:p>
          </table:table-cell>
          <table:table-cell office:value-type="string">
            <text:p>No. Thematic shift from conflicts around the world towards turkey's offensive in syria and US trrops withdrawl</text:p>
          </table:table-cell>
        </table:table-row>
        <table:table-row table:style-name="ro16">
          <table:table-cell office:value-type="string">
            <text:p>MENA conflicts (Syria, Afghanistan, Pakistan)</text:p>
          </table:table-cell>
          <table:table-cell office:value-type="string">
            <text:p>Trump, Soleimani, Iranian Government,Iraqi leaders, US Troops</text:p>
          </table:table-cell>
          <table:table-cell office:value-type="string">
            <text:p>US military kills Qassem Soleimani, which has shifted the dynamics of Middle Eastern conflict ahead of a pivotal vote in Iraq regarding the U.S. troop presence</text:p>
          </table:table-cell>
          <table:table-cell office:value-type="string">
            <text:p>critical US-Iran relation</text:p>
          </table:table-cell>
          <table:table-cell office:value-type="string">
            <text:p>~yes. Focus from reports about conflicts all around the world towards US perspective and US-strike on Iranian General Soleimani and its consequences. Articles discuss US-Iran relations. Texts suggest situation will lead to further conflict and instability in the region </text:p>
          </table:table-cell>
        </table:table-row>
        <table:table-row table:style-name="ro2">
          <table:table-cell office:value-type="string">
            <text:p>MENA conflicts (Syria, Afghanistan, Pakistan)</text:p>
          </table:table-cell>
          <table:table-cell office:value-type="string">
            <text:p>US troops, Biden, Taliban, ISIS, Afghan President Ghani</text:p>
          </table:table-cell>
          <table:table-cell office:value-type="string">
            <text:p>US-ISIS conflicts. Especially the evacuation from Kabul is discussed. Description of the chaos in Kabul. Focus on "final" moments right before evacuation</text:p>
          </table:table-cell>
          <table:table-cell office:value-type="string">
            <text:p>Lets get ouf of here. Chaos everywhere. US operation failed. Withdrawl is a mistake</text:p>
          </table:table-cell>
          <table:table-cell office:value-type="string">
            <text:p>yes</text:p>
          </table:table-cell>
        </table:table-row>
        <table:table-row table:style-name="ro6">
          <table:table-cell office:value-type="string">
            <text:p>Several US Shootings</text:p>
          </table:table-cell>
          <table:table-cell office:value-type="string">
            <text:p>US Police, Bank of Mexico (?)</text:p>
          </table:table-cell>
          <table:table-cell office:value-type="string">
            <text:p>Shootings in the US, armed citizens, reports on tragedys caused by gun shootings. After Shift: More reports on armed conflicts where police officers came to death. One strange text about monetary policy of Bank of Mexico.</text:p>
          </table:table-cell>
          <table:table-cell office:value-type="string">
            <text:p>attacks against police also evident, poor police</text:p>
          </table:table-cell>
          <table:table-cell office:value-type="string">
            <text:p>yes (shift maybe towards attacks on police officers rather than the other way around)</text:p>
          </table:table-cell>
        </table:table-row>
        <table:table-row table:style-name="ro10">
          <table:table-cell office:value-type="string">
            <text:p>Stories of shootings (Gilroy Garlic Shooting), violence, people dying</text:p>
          </table:table-cell>
          <table:table-cell table:style-name="ce2"/>
          <table:table-cell office:value-type="string">
            <text:p>Stories and debates on gun violence and gun control debate.</text:p>
          </table:table-cell>
          <table:table-cell table:style-name="ce2"/>
          <table:table-cell office:value-type="string">
            <text:p>Yes: From descriptions of border issues and gun shootings towards debates over gun control</text:p>
          </table:table-cell>
        </table:table-row>
        <table:table-row table:style-name="ro13">
          <table:table-cell office:value-type="string">
            <text:p>USA, police violence</text:p>
          </table:table-cell>
          <table:table-cell office:value-type="string">
            <text:p>George Floyd, Police, Politicians</text:p>
          </table:table-cell>
          <table:table-cell office:value-type="string">
            <text:p>Police brutality, racism and george floyd</text:p>
          </table:table-cell>
          <table:table-cell office:value-type="string">
            <text:p>racism and police brutality are an issue in USA</text:p>
          </table:table-cell>
          <table:table-cell office:value-type="string">
            <text:p>~yes. light shift towads more general debates on racism and police brutality</text:p>
          </table:table-cell>
        </table:table-row>
        <table:table-row table:style-name="ro4">
          <table:table-cell office:value-type="string">
            <text:p>several (religion related) topics. religious freedom (in Egypt), Islamist Party seeks to re-establish itself in Tunisia, Iran’s government intensifies its crackdown on Protestant Christians</text:p>
          </table:table-cell>
          <table:table-cell table:style-name="ce2" table:number-columns-repeated="3"/>
          <table:table-cell office:value-type="string">
            <text:p>Thematic shift yes, narrative shift? Hard to tell. (New Focus on Mubarak (and his fall), Egypt and the protests, as well as US reflection on this topic)</text:p>
          </table:table-cell>
        </table:table-row>
        <table:table-row table:style-name="ro17">
          <table:table-cell office:value-type="string">
            <text:p>Protests in Hong Kong, but also Pope Francis' visit to Turkey and an article about a Jailed Iranian Pastor’s Christmas Prayer -&gt; Charlie Hebdo, pro- and anti-islam protests. Also Europe’s Anti-Immigrant Parties link up in Wake of Paris Attacks</text:p>
          </table:table-cell>
          <table:table-cell table:style-name="ce2" table:number-columns-repeated="3"/>
          <table:table-cell office:value-type="string">
            <text:p>No (thematic shift towards anti-islamism-sentiment in Europe. Before: Anything religion related, after: clear focus on islamism.)</text:p>
          </table:table-cell>
        </table:table-row>
        <table:table-row table:style-name="ro18">
          <table:table-cell office:value-type="string">
            <text:p>Israeli Police Officer killed in Jerusalem temple mount attack, tension escalation between muslisms and israelis, tiny hints towards middle east conflict -&gt; violent events in Charlottesville, all focus on USA</text:p>
          </table:table-cell>
          <table:table-cell table:style-name="ce2" table:number-columns-repeated="3"/>
          <table:table-cell office:value-type="string">
            <text:p>No</text:p>
          </table:table-cell>
        </table:table-row>
        <table:table-row table:style-name="ro15">
          <table:table-cell office:value-type="string">
            <text:p>Judaism in Latin America, fire at a Coptic church in Egypt that killed at least 41 people, Mahmoud Abbas for equating Israeli actions with the Holocaust -&gt; Queen is dead, Charles becomes king</text:p>
          </table:table-cell>
          <table:table-cell table:style-name="ce2" table:number-columns-repeated="3"/>
          <table:table-cell office:value-type="string">
            <text:p>No (complete topic change. zero narrative change)</text:p>
          </table:table-cell>
        </table:table-row>
        <table:table-row table:style-name="ro10">
          <table:table-cell office:value-type="string">
            <text:p>Tropical Storm Harvey in Texas, flooding in Houston, Typhoon in Macau, Typhoon in Hong Kong</text:p>
          </table:table-cell>
          <table:table-cell table:style-name="ce2" table:number-columns-repeated="3"/>
          <table:table-cell office:value-type="string">
            <text:p>No</text:p>
          </table:table-cell>
        </table:table-row>
        <table:table-row table:style-name="ro19">
          <table:table-cell office:value-type="string">
            <text:p>Issues with specific important US persons (democratic lawyer, former FBI official, former securency manager, ...)</text:p>
          </table:table-cell>
          <table:table-cell table:style-name="ce2" table:number-columns-repeated="3"/>
          <table:table-cell office:value-type="string">
            <text:p>No</text:p>
          </table:table-cell>
        </table:table-row>
        <table:table-row table:style-name="ro13">
          <table:table-cell office:value-type="string">
            <text:p>deepwater horizon</text:p>
          </table:table-cell>
          <table:table-cell table:style-name="ce2" table:number-columns-repeated="3"/>
          <table:table-cell office:value-type="string">
            <text:p>Yes. Oil exploration -&gt; risks like deepwater horizon &amp; who is to blame?</text:p>
          </table:table-cell>
        </table:table-row>
        <table:table-row table:style-name="ro20">
          <table:table-cell office:value-type="string">
            <text:p>Rusian-Ukrainian war, first full month</text:p>
          </table:table-cell>
          <table:table-cell office:value-type="string">
            <text:p>Russia and Ukraine, Selenzky and Putin and leaders of European countries</text:p>
          </table:table-cell>
          <table:table-cell office:value-type="string">
            <text:p>Russia's attack on Ukraine slows down. The ongoing problems of Russia's military to capture Kyiv lift up the spirits in Ukraine and other European countries that more openly show active support of Ukraine by visiting the countries capital</text:p>
          </table:table-cell>
          <table:table-cell office:value-type="string">
            <text:p>Russia's military looses respect and seen as incompetent. It sturs up hope that the war is not won for Russia yet and that western democracies must rally behind Ukraine.</text:p>
          </table:table-cell>
          <table:table-cell office:value-type="string">
            <text:p>Yes</text:p>
          </table:table-cell>
        </table:table-row>
        <table:table-row table:style-name="ro2">
          <table:table-cell office:value-type="string">
            <text:p>Disappearance of the air craft Malaysia Airlines Flight 370 over the Indian Ocean</text:p>
          </table:table-cell>
          <table:table-cell office:value-type="string">
            <text:p>Malaysia, China, Australia, search teams</text:p>
          </table:table-cell>
          <table:table-cell office:value-type="string">
            <text:p>The search is coordinated with multiple countries, such as Australia and China, but yields little results. Malaysia is criticized for working too slowly.</text:p>
          </table:table-cell>
          <table:table-cell office:value-type="string">
            <text:p>The cooperative work of many countries is seen as a good thing but Malaysia is criticized for its slow work on the search on one of their own air crafts.</text:p>
          </table:table-cell>
          <table:table-cell office:value-type="string">
            <text:p>Yes. More precisely: New narrative is born</text:p>
          </table:table-cell>
        </table:table-row>
        <table:table-row table:style-name="ro21">
          <table:table-cell office:value-type="string">
            <text:p>Crash of Malaysia Airlines Flight 17 in Ukraine</text:p>
          </table:table-cell>
          <table:table-cell office:value-type="string">
            <text:p>Ukraine, Russia</text:p>
          </table:table-cell>
          <table:table-cell office:value-type="string">
            <text:p>As the search for Malysia Airlines Flight 370 still continues, another air craft of Malaysia Airlines has crashed in Ukraine. But the recovery is difficult due to the ongoing conflict between Ukraine and Russia</text:p>
          </table:table-cell>
          <table:table-cell office:value-type="string">
            <text:p>The Narrative has developed to not blame Malaysia for the slowed search efforts of the air craft this time, but instead blame the ongoing conflict between Ukraine and Russia.</text:p>
          </table:table-cell>
          <table:table-cell office:value-type="string">
            <text:p>Yes</text:p>
          </table:table-cell>
        </table:table-row>
        <table:table-row table:style-name="ro2">
          <table:table-cell table:style-name="ce2" table:number-columns-repeated="4"/>
          <table:table-cell office:value-type="string">
            <text:p>No. The topic transformed due to a change in content, from an education topic to a topic with advertisements for universities and their programs.</text:p>
          </table:table-cell>
        </table:table-row>
        <table:table-row table:style-name="ro3">
          <table:table-cell office:value-type="string">
            <text:p>Tsunami and nuclear crisis in Fukushima</text:p>
          </table:table-cell>
          <table:table-cell office:value-type="string">
            <text:p>The earthquake and tsunami, the Fukushima power plant</text:p>
          </table:table-cell>
          <table:table-cell office:value-type="string">
            <text:p>The situation at Fukushima's nuclear power plant worsens, raising concerns about nuclear reactors worldwide</text:p>
          </table:table-cell>
          <table:table-cell office:value-type="string">
            <text:p>The disaster in Fukushima has raised the awareness for faults in nuclear reactors.</text:p>
          </table:table-cell>
          <table:table-cell office:value-type="string">
            <text:p>Yes</text:p>
          </table:table-cell>
        </table:table-row>
        <table:table-row table:style-name="ro8">
          <table:table-cell table:style-name="ce2" table:number-columns-repeated="4"/>
          <table:table-cell office:value-type="string">
            <text:p>No. Shift in content rather than in narrative, as the sports topic is now focusing on the Olympics.</text:p>
          </table:table-cell>
        </table:table-row>
        <table:table-row table:style-name="ro21">
          <table:table-cell table:style-name="ce2" table:number-columns-repeated="4"/>
          <table:table-cell office:value-type="string">
            <text:p>No. The topic transformed due to the Sochi 2014 Olympics. While there might be some narratives in there, the change detected cannot be linked to any specific narrative or story, but only to the collection of all of them.</text:p>
          </table:table-cell>
        </table:table-row>
        <table:table-row table:style-name="ro21">
          <table:table-cell office:value-type="string">
            <text:p>Gold price development</text:p>
          </table:table-cell>
          <table:table-cell office:value-type="string">
            <text:p>Stock market, investors, mining companies</text:p>
          </table:table-cell>
          <table:table-cell office:value-type="string">
            <text:p>The price of gold declines while the ones of platinum rise and gold miners stop focusing on growth</text:p>
          </table:table-cell>
          <table:table-cell office:value-type="string">
            <text:p>There is a great uncertainty at the market as the prices of gold and platinum seem to shift and miners seem to switch their focus.</text:p>
          </table:table-cell>
          <table:table-cell office:value-type="string">
            <text:p>Hard to evaluate, because a content and narrative shift took place, but no. Instead of talking about Sochi gold medals, the topic now centers about market price changes of gold, which is more of a content change.</text:p>
          </table:table-cell>
        </table:table-row>
        <table:table-row table:style-name="ro21">
          <table:table-cell table:style-name="ce2" table:number-columns-repeated="4"/>
          <table:table-cell office:value-type="string">
            <text:p>No. The topic transformed due to the Rio 2016 Olympics. While there might be some narratives in there, the change detected cannot be linked to any specific narrative or story, but only to the collection of all of them.</text:p>
          </table:table-cell>
        </table:table-row>
        <table:table-row table:style-name="ro21">
          <table:table-cell table:style-name="ce2" table:number-columns-repeated="4"/>
          <table:table-cell office:value-type="string">
            <text:p>No. The topic transformed due to the Rio 2016 Olympics. While there might be some narratives in there, the change detected cannot be linked to any specific narrative or story, but only to the collection of all of them.</text:p>
          </table:table-cell>
        </table:table-row>
        <table:table-row table:style-name="ro6">
          <table:table-cell table:style-name="ce2" table:number-columns-repeated="4"/>
          <table:table-cell office:value-type="string">
            <text:p>No. The topic transformed due to the Pyeongchang 2018 Olympics. While there might be some narratives in there, the change detected cannot be linked to any specific narrative or story, but only to the collection of all of them.</text:p>
          </table:table-cell>
        </table:table-row>
        <table:table-row table:style-name="ro10">
          <table:table-cell office:value-type="string">
            <text:p>Olympic and Basketball Organizations</text:p>
          </table:table-cell>
          <table:table-cell office:value-type="string">
            <text:p>US Olympic Committee, College basketball coaches and administrators, athletes</text:p>
          </table:table-cell>
          <table:table-cell office:value-type="string">
            <text:p>Several scandals shook the US college basketball league as well as the US Olympic Committee</text:p>
          </table:table-cell>
          <table:table-cell office:value-type="string">
            <text:p>Greed in sports organizations leads to the exploitation of athletes</text:p>
          </table:table-cell>
          <table:table-cell office:value-type="string">
            <text:p>Yes</text:p>
          </table:table-cell>
        </table:table-row>
        <table:table-row table:style-name="ro19">
          <table:table-cell office:value-type="string">
            <text:p>2021 Tokyo Olympics</text:p>
          </table:table-cell>
          <table:table-cell office:value-type="string">
            <text:p>Tokyo Olympics, COVID-19 pandemic</text:p>
          </table:table-cell>
          <table:table-cell office:value-type="string">
            <text:p>Due to the pandemic, the Tokyo Olympics are held at a massive loss without viewers</text:p>
          </table:table-cell>
          <table:table-cell office:value-type="string">
            <text:p>The Olympics do not just create a financial loss, but also a reputational loss, due to its "distopian" look</text:p>
          </table:table-cell>
          <table:table-cell office:value-type="string">
            <text:p>Yes</text:p>
          </table:table-cell>
        </table:table-row>
        <table:table-row table:style-name="ro7">
          <table:table-cell office:value-type="string">
            <text:p>Olympics 2022</text:p>
          </table:table-cell>
          <table:table-cell office:value-type="string">
            <text:p>Russian Olympics organization, Russian figure skater Kamila Valieva</text:p>
          </table:table-cell>
          <table:table-cell office:value-type="string">
            <text:p>Kamila Valieva, a 15-year-old Russian athlete, is allowed to compete in the 2022 Olympics despite doping, due to a loophole</text:p>
          </table:table-cell>
          <table:table-cell office:value-type="string">
            <text:p>The pressure on winning metals causes the athletes, even young children to suffer</text:p>
          </table:table-cell>
          <table:table-cell office:value-type="string">
            <text:p>Yes</text:p>
          </table:table-cell>
        </table:table-row>
        <table:table-row table:style-name="ro5">
          <table:table-cell office:value-type="string">
            <text:p>Ebola epidemic</text:p>
          </table:table-cell>
          <table:table-cell office:value-type="string">
            <text:p>Ebola Virus, nurse in Texas, medical staff in US and Africa, pharmaceutical companies</text:p>
          </table:table-cell>
          <table:table-cell office:value-type="string">
            <text:p>Ebola broke out in the US, but the response was handled well. Also, early trials for a treatment show promising results.</text:p>
          </table:table-cell>
          <table:table-cell office:value-type="string">
            <text:p>Due to the good response of the US to the outbreak and the promising trials, there is hope that the virus won't spread in the US like wild fire and the focus thus shifts back to Africa</text:p>
          </table:table-cell>
          <table:table-cell office:value-type="string">
            <text:p>Yes</text:p>
          </table:table-cell>
        </table:table-row>
        <table:table-row table:style-name="ro19">
          <table:table-cell table:style-name="ce2" table:number-columns-repeated="4"/>
          <table:table-cell office:value-type="string">
            <text:p>No. As the number of Ebola cases dwindle, the topic shifts back to other medical research. Its a pure content change.</text:p>
          </table:table-cell>
        </table:table-row>
        <table:table-row table:style-name="ro10">
          <table:table-cell office:value-type="string">
            <text:p>COVID-19 outbreaks around the world</text:p>
          </table:table-cell>
          <table:table-cell office:value-type="string">
            <text:p>COVID-19, US government</text:p>
          </table:table-cell>
          <table:table-cell office:value-type="string">
            <text:p>COVID-19 spreads to multiple countries, leading to travel restrictions and fear in the population</text:p>
          </table:table-cell>
          <table:table-cell office:value-type="string">
            <text:p>The articles are an urgent call to prepare for the almost inevitable break out of COVID-19 in the US</text:p>
          </table:table-cell>
          <table:table-cell office:value-type="string">
            <text:p>Yes</text:p>
          </table:table-cell>
        </table:table-row>
        <table:table-row table:style-name="ro5">
          <table:table-cell office:value-type="string">
            <text:p>Search for a treatment for COVID-19</text:p>
          </table:table-cell>
          <table:table-cell office:value-type="string">
            <text:p>Doctors, President Trump</text:p>
          </table:table-cell>
          <table:table-cell office:value-type="string">
            <text:p>he treatment trials for COVID-19 have begone and are the priority of many drug makers. Meanwhile, Donald Trump claims malaria drugs could treat it, leading to a shortage</text:p>
          </table:table-cell>
          <table:table-cell office:value-type="string">
            <text:p>There is hope to "beat" the virus, but it should be done with tested treatments, not with treatments for other diseases.</text:p>
          </table:table-cell>
          <table:table-cell office:value-type="string">
            <text:p>Yes</text:p>
          </table:table-cell>
        </table:table-row>
        <table:table-row table:style-name="ro20">
          <table:table-cell office:value-type="string">
            <text:p>Ongoing COVID-19 outbreak in the US</text:p>
          </table:table-cell>
          <table:table-cell office:value-type="string">
            <text:p>US Centers for Disease Control and Prevention, US government</text:p>
          </table:table-cell>
          <table:table-cell office:value-type="string">
            <text:p>While officials highly recommend wearing protective masks to protect oneself and others from COVID-19, there is a shortage of masks that the US government tried to prevent by paying high prices for masks from, at times, fraud companies.</text:p>
          </table:table-cell>
          <table:table-cell office:value-type="string">
            <text:p>The US should have prepared for this case sooner and produced more masks so that the population would be save</text:p>
          </table:table-cell>
          <table:table-cell office:value-type="string">
            <text:p>Yes</text:p>
          </table:table-cell>
        </table:table-row>
        <table:table-row table:style-name="ro2">
          <table:table-cell office:value-type="string">
            <text:p>Outbreak of the Omicron variant</text:p>
          </table:table-cell>
          <table:table-cell office:value-type="string">
            <text:p>Scientists, several government, Omicron variant</text:p>
          </table:table-cell>
          <table:table-cell office:value-type="string">
            <text:p>The Omicron variant causes fear and uncertainty as it causes new outbreaks in more than 80 countries</text:p>
          </table:table-cell>
          <table:table-cell office:value-type="string">
            <text:p>The change comes with rising uncertainty in the population as it is uncertain, if vaccines and treatments would still work for this new variant.</text:p>
          </table:table-cell>
          <table:table-cell office:value-type="string">
            <text:p>Yes</text:p>
          </table:table-cell>
        </table:table-row>
        <table:table-row table:style-name="ro3">
          <table:table-cell table:style-name="ce2" table:number-columns-repeated="4"/>
          <table:table-cell office:value-type="string">
            <text:p>No. There seems to be a content shift towards hotels and real estate property, but I cannot really make out any uniting factors.</text:p>
          </table:table-cell>
        </table:table-row>
        <table:table-row table:style-name="ro7">
          <table:table-cell office:value-type="string">
            <text:p>Wells Fargo fraud</text:p>
          </table:table-cell>
          <table:table-cell office:value-type="string">
            <text:p>John Stumpf</text:p>
          </table:table-cell>
          <table:table-cell office:value-type="string">
            <text:p>Wells Fargo CEO let employees open unauthorized accounts and charge customers for services they didn't want to meet sales goals</text:p>
          </table:table-cell>
          <table:table-cell office:value-type="string">
            <text:p>The bank's actions are despicable and are judged by the population, the customers and by US organizations</text:p>
          </table:table-cell>
          <table:table-cell office:value-type="string">
            <text:p>Yes</text:p>
          </table:table-cell>
        </table:table-row>
        <table:table-row table:style-name="ro11">
          <table:table-cell office:value-type="string">
            <text:p>Japan's economy after the 2011 Tsunami</text:p>
          </table:table-cell>
          <table:table-cell office:value-type="string">
            <text:p>Japan government, G7 countries</text:p>
          </table:table-cell>
          <table:table-cell office:value-type="string">
            <text:p>Japan's economy is expected to take a hit due to the Tsunami, but is helped by the G7 countries intervening in the foreign exchange to stabilize the Yen.</text:p>
          </table:table-cell>
          <table:table-cell office:value-type="string">
            <text:p>There are hard times ahead for Japan, but it is helped by the G7</text:p>
          </table:table-cell>
          <table:table-cell office:value-type="string">
            <text:p>Yes</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4-10">10.04.2025</text:date>, <text:time>12:58:5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7M40S</meta:editing-duration>
    <meta:editing-cycles>4</meta:editing-cycles>
    <meta:generator>OpenOffice/4.1.14$Win32 OpenOffice.org_project/4114m1$Build-9811</meta:generator>
    <dc:date>2025-04-10T12:58:54.69</dc:date>
    <meta:document-statistic meta:table-count="3" meta:cell-count="278" meta:object-count="0"/>
    <meta:user-defined meta:name="Info 1"/>
    <meta:user-defined meta:name="Info 2"/>
    <meta:user-defined meta:name="Info 3"/>
    <meta:user-defined meta:name="Info 4"/>
  </office:meta>
</office:document-meta>
</file>